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ven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vent.BuildEvent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dEvent.ge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vent.setMessage( String message ,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vent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vent.BuildEvent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dEvent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ven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vent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vent.BuildEvent( 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dEvent.setException(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